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1.00mm" fo:margin-right="-0.35mm">
        <style:tab-stops/>
      </style:paragraph-properties>
      <style:text-properties fo:font-weight="500" style:font-name="Arial Narrow" fo:font-size="3.7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JavaScript</text:p>
          </text:list-item>
          <text:list-item>
            <text:p text:style-name="tech-skill">Node.js</text:p>
          </text:list-item>
          <text:list-item>
            <text:p text:style-name="tech-skill">React</text:p>
          </text:list-item>
          <text:list-item>
            <text:p text:style-name="tech-skill">UI/UX</text:p>
          </text:list-item>
          <text:list-item>
            <text:p text:style-name="tech-skill">Responsive Design</text:p>
          </text:list-item>
          <text:list-item>
            <text:p text:style-name="tech-skill">Prototyping</text:p>
          </text:list-item>
          <text:list-item>
            <text:p text:style-name="tech-skill">Python</text:p>
          </text:list-item>
          <text:list-item>
            <text:p text:style-name="tech-skill">Git; GitHub</text:p>
          </text:list-item>
          <text:list-item>
            <text:p text:style-name="tech-skill">HTML5/CSS3</text:p>
          </text:list-item>
          <text:list-item>
            <text:p text:style-name="tech-skill">MongoDB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lockchain Knowledge</text:p>
          </text:list-item>
          <text:list-item>
            <text:p text:style-name="tech-skill">OBS Studio</text:p>
          </text:list-item>
          <text:list-item>
            <text:p text:style-name="tech-skill">FFmpeg</text:p>
          </text:list-item>
          <text:list-item>
            <text:p text:style-name="tech-skill">FL Studio</text:p>
          </text:list-item>
          <text:list-item>
            <text:p text:style-name="tech-skill">Affinity Photo</text:p>
          </text:list-item>
          <text:list-item>
            <text:p text:style-name="tech-skill">Microsoft Office</text:p>
          </text:list-item>
          <text:list-item>
            <text:p text:style-name="tech-skill">Filmora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Created a cross-platform Python bootstrapper solution enabling seamless server-client connectivity</text:p>
              </text:list-item>
              <text:list-item>
                <text:p text:style-name="proj-desc">Collaborated with a team of developers in an agile environment to enhance product functionality through code reviews</text:p>
              </text:list-item>
              <text:list-item>
                <text:p text:style-name="proj-desc">Conducted audits for fair-use compliance and integrated legal research into the solution</text:p>
              </text:list-item>
            </text:list>
          </table:table-cell>
          <table:table-cell table:style-name="date-cell">
            <text:p text:style-name="date">Jul 2023 -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interactive customer and staff interfaces as part of a scalable web app workflow</text:p>
              </text:list-item>
              <text:list-item>
                <text:p text:style-name="proj-desc">Pioneered a responsive dining user experience (UX), optimized for mobile devices and safe dining practices</text:p>
              </text:list-item>
              <text:list-item>
                <text:p text:style-name="proj-desc">Designed and developed a cashier system and bussing tool for order preparation tracking in real-time</text:p>
              </text:list-item>
            </text:list>
          </table:table-cell>
          <table:table-cell table:style-name="date-cell">
            <text:p text:style-name="date">Mar 2021 - Apr 2021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a significant full-stack web infrastructure project.</text:p>
            <text:list text:style-name="proj-list" text:continue-numbering="true">
              <text:list-item>
                <text:p text:style-name="proj-desc">Developed a scalable Node.js-based interface to replicate a legacy system's back-end functionality</text:p>
              </text:list-item>
              <text:list-item>
                <text:p text:style-name="proj-desc">Collaborated with the community for rapid prototyping and refinement of ActionScript code</text:p>
              </text:list-item>
              <text:list-item>
                <text:p text:style-name="proj-desc">Facilitated the development of thousands of engaging video outputs, showcasing scalability in consumer-facing tools</text:p>
              </text:list-item>
            </text:list>
          </table:table-cell>
          <table:table-cell table:style-name="date-cell">
            <text:p text:style-name="date">Dec 2019 - Nov 2020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a YouTube channel to the Internet Archive.</text:p>
            <text:list text:style-name="proj-list" text:continue-numbering="true">
              <text:list-item>
                <text:p text:style-name="proj-desc">Utilized Python-based tooling to debug and optimize re-upload tasks for a high volume of digital video assets</text:p>
              </text:list-item>
              <text:list-item>
                <text:p text:style-name="proj-desc">Conducted repository maintenance to integrate fixes for compatibility and modular performance</text:p>
              </text:list-item>
            </text:list>
          </table:table-cell>
          <table:table-cell table:style-name="date-cell">
            <text:p text:style-name="date">Aug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.</text:p>
            <text:list text:style-name="proj-list" text:continue-numbering="true">
              <text:list-item>
                <text:p text:style-name="proj-desc">Developed a live-streaming algorithm using FFmpeg and Python to create generative music experiences</text:p>
              </text:list-item>
              <text:list-item>
                <text:p text:style-name="proj-desc">Designed a scalable composition framework leveraging Python scripting and media design pipelines</text:p>
              </text:list-item>
              <text:list-item>
                <text:p text:style-name="proj-desc">Integrated UX-forward features designed to engage live-stream audiences with music interactivity</text:p>
              </text:list-item>
            </text:list>
          </table:table-cell>
          <table:table-cell table:style-name="date-cell">
            <text:p text:style-name="date">May 2021 - Feb 2022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Sep 2023 - Mar 2024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Apr 2016 -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Sep 2017 - May 2018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Aug 2019 - Jun 2021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